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4">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h text:style-name="Heading_20_2" text:outline-level="2"><text:bookmark-start text:name="professional-summary"/>Professional Summary<text:bookmark-end text:name="professional-summary"/></text:h>
      <text:p text:style-name="First_20_paragraph">Senior software architect and full-stack engineer with 20+ years of shipping production code and scaling cloud-native, data-intensive, and AI-powered produ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lead-architect--nexxt"/>Lead Architect | Nexxt<text:bookmark-end text:name="lead-architect--nexxt"/></text:h>
      <text:p text:style-name="First_20_paragraph">Oct 2023 - Present</text:p>
      <text:p text:style-name="Text_20_body">Architected and developed scalable AI-driven solutions and integrations.</text:p>
      <text:list text:style-name="L1">
        <text:list-item>
          <text:p text:style-name="P1">Developed enterprise AI Assistant for email composition, web-page building, and job postings</text:p>
        </text:list-item>
        <text:list-item>
          <text:p text:style-name="P1">Designed event-driven integration framework with robust data-validation mechanisms</text:p>
        </text:list-item>
        <text:list-item>
          <text:p text:style-name="P1">Implemented job-title-normalization algorithms with confidence scoring</text:p>
        </text:list-item>
        <text:list-item>
          <text:p text:style-name="P1">Built advanced admin interfaces and reporting dashboards</text:p>
        </text:list-item>
        <text:list-item>
          <text:p text:style-name="P1">Supported infrastructure enhancements, including beta environment setup and domain-certification handling</text:p>
        </text:list-item>
      </text:list>
      <text:p text:style-name="First_20_paragraph"><text:span text:style-name="T1">Skills:</text:span> .NET, .NET Core, .NET Framework, .NET Standard, .NET 6, ASP.NET MVC, ASP.NET Core, ASP.NET Razor, C#, Angular, AngularJS, TypeScript, SQL Server, T-SQL, JavaScript, HTML, CSS, OpenAI GPT, Elasticsearch, OpenSearch, Azure DevOps, Git, Jenkins, AWS Services, RESTful APIs, JSON, Webhooks, Event-Driven Architecture, Data Validation, Algorithm Design, Machine Learning Integration, CI/CD Pipelines, Trello, Team Leadership, Mentoring, Technical Leadership, Scalable Systems, Software Architecture, Enterprise Systems Design, Cross-team Coordination, Strategic Planning, Performance Tuning, Requirements Gathering</text:p>
      <text:h text:style-name="Heading_20_3" text:outline-level="3"><text:bookmark-start text:name="partner--principal-engineer--all-kids-network"/>Partner &amp; Principal Engineer | All Kids Network<text:bookmark-end text:name="partner--principal-engineer--all-kids-network"/></text:h>
      <text:p text:style-name="First_20_paragraph">May 2014 - Present</text:p>
      <text:p text:style-name="Text_20_body">Co-owned business and led end-to-end development of a high-traffic educational platform.</text:p>
      <text:list text:style-name="L2">
        <text:list-item>
          <text:p text:style-name="P2">Served 6.8M page views annually, with 2.2M-member user base</text:p>
        </text:list-item>
        <text:list-item>
          <text:p text:style-name="P2">Built CMS with React, TypeScript, and RESTful C# APIs</text:p>
        </text:list-item>
        <text:list-item>
          <text:p text:style-name="P2">Enabled search via AWS Lambda → OpenSearch pipeline</text:p>
        </text:list-item>
        <text:list-item>
          <text:p text:style-name="P2">Maintained blue-green deployments on AWS Elastic Beanstalk</text:p>
        </text:list-item>
        <text:list-item>
          <text:p text:style-name="P2">Delivered weekly newsletter to 175K+ subscribers using AWS SES</text:p>
        </text:list-item>
      </text:list>
      <text:p text:style-name="First_20_paragraph"><text:span text:style-name="T1">Skills:</text:span> .NET, .NET Framework, .NET Core, .NET 6, .NET 8, C#, ASP.NET, ASP.NET MVC, ASP.NET Razor, React, TypeScript, Tailwind CSS, AWS, Git, AWS DynamoDB, AWS OpenSearch, AWS CloudSearch, AWS Lambda, AWS SES, AWS Elastic Beanstalk, AWS S3, AWS CloudFront, AWS Route 53, AWS WAF, AWS EC2, Azure DevOps, Jenkins, Bitbucket, CI/CD Pipelines, REST APIs, JSON, XML, AWS CloudWatch, AWS ElastiCache, MySQL, Redis, JavaScript, HTML, CSS, LESS, Bootstrap, AJAX, jQuery, xUnit, Agile, Scrum, Bash, Trello, Team Leadership, Technical Leadership, Strategic Planning, Software Architecture, Scalable Systems, High-Volume Processing, Performance Tuning, Requirements Gathering, Mentoring</text:p>
      <text:h text:style-name="Heading_20_3" text:outline-level="3"><text:bookmark-start text:name="head-of-product--solutions-developer--splinterlands"/>Head of Product / Solutions Developer | Splinterlands<text:bookmark-end text:name="head-of-product--solutions-developer--splinterlands"/></text:h>
      <text:p text:style-name="First_20_paragraph">Dec 2022 - Sep 2023</text:p>
      <text:p text:style-name="Text_20_body">Developed and deployed projects for the Splinterlands collectible card game.</text:p>
      <text:list text:style-name="L3">
        <text:list-item>
          <text:p text:style-name="P3">Developed and deployed projects using React, TypeScript, PostgreSQL, DynamoDB, Redis, and AWS</text:p>
        </text:list-item>
        <text:list-item>
          <text:p text:style-name="P3">Assisted in product design using HIVE engine blockchain</text:p>
        </text:list-item>
      </text:list>
      <text:p text:style-name="First_20_paragraph"><text:span text:style-name="T1">Skills:</text:span> React, TypeScript, PostgreSQL, DynamoDB, Redis, AWS, HIVE Engine Blockchain, Web3, NFTs, Cryptocurrency, Decentralized Applications (dApps), Smart Contracts, Game Development, Web Development, Git, JavaScript, HTML, CSS, Jira, Technical Leadership, Product Management, Strategic Planning, Software Architecture, Enterprise Systems Design, Cross-team Coordination, Team Leadership, Mentoring, Agile, Scrum, Performance Tuning, Requirements Gathering</text:p>
      <text:h text:style-name="Heading_20_3" text:outline-level="3"><text:bookmark-start text:name="chief-technology-officer--splinterlands"/>Chief Technology Officer | Splinterlands<text:bookmark-end text:name="chief-technology-officer--splinterlands"/></text:h>
      <text:p text:style-name="First_20_paragraph">Dec 2021 - Dec 2022</text:p>
      <text:p text:style-name="Text_20_body">Helped grow the organization and launch simultaneous products.</text:p>
      <text:list text:style-name="L4">
        <text:list-item>
          <text:p text:style-name="P4">Scaled the organization from 20+ to 150+ employees and contractors</text:p>
        </text:list-item>
        <text:list-item>
          <text:p text:style-name="P4">Developed technology and product strategy for multiple gaming products</text:p>
        </text:list-item>
        <text:list-item>
          <text:p text:style-name="P4">Presented at Game Developer Conference (GDC) 2022</text:p>
        </text:list-item>
      </text:list>
      <text:p text:style-name="First_20_paragraph"><text:span text:style-name="T1">Skills:</text:span> Blockchain Technology, Web3, NFTs, Cryptocurrency, Decentralized Applications (dApps), Smart Contracts, Game Development, Web Development, Jira, Team Leadership, Mentoring, Executive Leadership, Strategic Planning, Software Architecture, Enterprise Systems Design, Technical Leadership, Cross-team Coordination, Agile, Scrum, Performance Tuning, Requirements Gathering, Product Management, Game Design, Game Monetization, Game Analytics, Game Marketing, Game Community Management, Game Development, Game Design, Game Monetization, Game Analytics, Game Marketing, Game Community Management</text:p>
      <text:h text:style-name="Heading_20_3" text:outline-level="3"><text:bookmark-start text:name="vice-president-of-engineering--splinterlands"/>Vice President Of Engineering | Splinterlands<text:bookmark-end text:name="vice-president-of-engineering--splinterlands"/></text:h>
      <text:p text:style-name="First_20_paragraph">Sep 2021 - Dec 2021</text:p>
      <text:p text:style-name="Text_20_body">Stabilized the company’s main product and grew the engineering team.</text:p>
      <text:list text:style-name="L5">
        <text:list-item>
          <text:p text:style-name="P5">Troubleshot and stabilized Splinterlands during rapid growth</text:p>
        </text:list-item>
        <text:list-item>
          <text:p text:style-name="P5">Hired and organized developers to expand the engineering team</text:p>
        </text:list-item>
        <text:list-item>
          <text:p text:style-name="P5">Implemented best practices for architecture and software development</text:p>
        </text:list-item>
      </text:list>
      <text:p text:style-name="First_20_paragraph"><text:span text:style-name="T1">Skills:</text:span> Git, JavaScript, PostgreSQL, Redis, AWS, AWS Lambda, AWS DynamoDB, AWS S3, AWS Route 53, AWS CloudWatch, AWS ElastiCache, JavaScript, HTML, CSS, AWS EC2, AWS WAF, Trello, Team Leadership, Technical Leadership, Mentoring, Software Architecture, Scalable Systems, Performance Tuning, Requirements Gathering, Agile, Scrum, Cross-team Coordination, Strategic Planning, Enterprise Systems Design, Product Management, Game Design, Game Monetization, Game Analytics, Game Marketing, Game Community Management, Game Development, Game Design</text:p>
      <text:h text:style-name="Heading_20_3" text:outline-level="3"><text:bookmark-start text:name="lead-architect--nexxt-1"/>Lead Architect | Nexxt<text:bookmark-end text:name="lead-architect--nexxt-1"/></text:h>
      <text:p text:style-name="First_20_paragraph">Jan 2018 - Sep 2021</text:p>
      <text:p text:style-name="Text_20_body">Directed architectural efforts for large-scale web applications.</text:p>
      <text:list text:style-name="L6">
        <text:list-item>
          <text:p text:style-name="P6">Engineered a horizontally scalable email-delivery system for 25M+ emails/day</text:p>
        </text:list-item>
        <text:list-item>
          <text:p text:style-name="P6">Built a grid-computing framework operating on 50+ servers</text:p>
        </text:list-item>
        <text:list-item>
          <text:p text:style-name="P6">Developed an Elasticsearch cluster for 80M+ resumes and job listings</text:p>
        </text:list-item>
        <text:list-item>
          <text:p text:style-name="P6">Enhanced enterprise API monitoring and tracking</text:p>
        </text:list-item>
      </text:list>
      <text:p text:style-name="First_20_paragraph"><text:span text:style-name="T1">Skills:</text:span> .NET, .NET Core, .NET Framework, .NET Standard, C#, LINQ, ASP.NET, SQL Server, T-SQL, PostgreSQL, Elasticsearch, Elasticsearch Kibana, NEST, Lucene, Solr, Redis, Couchbase, AWS, AWS Lambda, AWS DynamoDB, AWS S3, AWS EC2, AWS Elastic Beanstalk, AWS CloudFront, AWS CloudWatch, AWS SES, AWS Route 53, AWS EMR, AWS DataSync, PowerShell, JavaScript, AngularJS, HTML, CSS, Classic ASP, Git, GitHub, Jenkins, Nagios, NagiosXI, Ansible, Windows Services, Linux, Ubuntu, IIS, MSMQ, REST APIs, JSON, XML, Robocopy, HAProxy, DevOps, CI/CD Pipelines, Trello, Microsoft Teams, NUnit, xUnit, Agile, Scrum, Bash, Technical Leadership, Software Architecture, Scalable Systems, High-Volume Processing, Grid Computing, Performance Tuning, Requirements Gathering, Mentoring, Team Leadership, Cross-team Coordination, Strategic Planning, Enterprise Systems Design, Process Improvement, Technical Documentation</text:p>
      <text:h text:style-name="Heading_20_3" text:outline-level="3"><text:bookmark-start text:name="solutions-architect--nexxt"/>Solutions Architect | Nexxt<text:bookmark-end text:name="solutions-architect--nexxt"/></text:h>
      <text:p text:style-name="First_20_paragraph">May 2011 - Jan 2018</text:p>
      <text:p text:style-name="Text_20_body">Modernized web applications and implemented CI/CD pipelines.</text:p>
      <text:list text:style-name="L7">
        <text:list-item>
          <text:p text:style-name="P7">Led development of a next-generation job-search engine</text:p>
        </text:list-item>
        <text:list-item>
          <text:p text:style-name="P7">Unified Classic ASP and .NET components into consolidated solutions</text:p>
        </text:list-item>
        <text:list-item>
          <text:p text:style-name="P7">Introduced alert systems and diagnostic tools for production readiness</text:p>
        </text:list-item>
      </text:list>
      <text:p text:style-name="First_20_paragraph"><text:span text:style-name="T1">Skills:</text:span> .NET, .NET Framework, .NET Standard, .NET Core, C#, ASP.NET, ASP.NET MVC, ASP.NET Web API, Razor, LINQ, Classic ASP, SQL Server, T-SQL, MySQL, Elasticsearch, Solr, Redis, Couchbase, RavenDB, MongoDB, DynamoDB, JavaScript, jQuery, AJAX, AngularJS, HTML, CSS, LESS, Bootstrap, AWS, AWS S3, AWS CloudFront, AWS SNS, AWS EMR, AWS Redshift, AWS Lambda, AWS EC2, Azure, Git, SVN, Mercurial, Jenkins, CI/CD Pipelines, NuGet, MSBuild, NAnt, Web Deploy, MSDeploy, IIS, Windows Services, Nagios, MSMQ, XML, JSON, REST APIs, Ninject, SquishIt, Cassette, Google Analytics, Google Webmaster Tools, SEO Optimization, Schema.org, OAuth, Neo4j, InfluxDB, Kinesis, HAProxy, NUnit, NCover, Perl, Ansible, COM Interop, Google AdSense, Performance Tuning, Agile, Scrum, Trello, Technical Leadership, Mentoring, Software Architecture, Scalable Systems, High-Volume Processing, Grid Computing, Process Improvement, Cross-team Coordination, Strategic Planning, Enterprise Systems Design, Technical Documentation</text:p>
      <text:h text:style-name="Heading_20_3" text:outline-level="3"><text:bookmark-start text:name="enterprise-architect--team-lead--project-management-institute"/>Enterprise Architect / Team Lead | Project Management Institute<text:bookmark-end text:name="enterprise-architect--team-lead--project-management-institute"/></text:h>
      <text:p text:style-name="First_20_paragraph">Jun 2009 - Jun 2011</text:p>
      <text:p text:style-name="Text_20_body">Led architecture reviews, team leadership, and major IT platform development for 300,000+ user base.</text:p>
      <text:list text:style-name="L8">
        <text:list-item>
          <text:p text:style-name="P8">Shaped future IT architecture and optimized SDLC processes</text:p>
        </text:list-item>
        <text:list-item>
          <text:p text:style-name="P8">Led public eCommerce and portal sites development</text:p>
        </text:list-item>
        <text:list-item>
          <text:p text:style-name="P8">Designed and deployed DotNetNuke organization-wide</text:p>
        </text:list-item>
      </text:list>
      <text:p text:style-name="First_20_paragraph"><text:span text:style-name="T1">Skills:</text:span> .NET, C#, ASP.NET, SharePoint, BizTalk, Commerce Server, SQL Server, DotNetNuke, Team Leadership, Technical Leadership, Enterprise Systems Design, Software Architecture, Mentoring, Requirements Gathering, Strategic Planning</text:p>
      <text:h text:style-name="Heading_20_3" text:outline-level="3"><text:bookmark-start text:name="technical-lead--sr-developer--project-management-institute"/>Technical Lead / Sr. Developer | Project Management Institute<text:bookmark-end text:name="technical-lead--sr-developer--project-management-institute"/></text:h>
      <text:p text:style-name="First_20_paragraph">Aug 2008 - Jun 2009</text:p>
      <text:p text:style-name="Text_20_body">Directed Agile Scrum projects and improved build processes.</text:p>
      <text:list text:style-name="L9">
        <text:list-item>
          <text:p text:style-name="P9">Completed 5-week Agile sprints with .NET, SharePoint, BizTalk</text:p>
        </text:list-item>
        <text:list-item>
          <text:p text:style-name="P9">Implemented Atlassian suite (Jira, Confluence, FishEye)</text:p>
        </text:list-item>
        <text:list-item>
          <text:p text:style-name="P9">Built division-wide CruiseControl.NET automation</text:p>
        </text:list-item>
      </text:list>
      <text:p text:style-name="First_20_paragraph"><text:span text:style-name="T1">Skills:</text:span> .NET, C#, SharePoint, BizTalk, CruiseControl.NET, Jira, Confluence, FishEye, Agile, Scrum, Team Leadership, Technical Leadership, Mentoring, Software Architecture, Enterprise Systems Design, Process Improvement, Cross-team Coordination, Strategic Planning</text:p>
      <text:h text:style-name="Heading_20_3" text:outline-level="3"><text:bookmark-start text:name="sr-net-developer--atk-elkton"/>Sr. .NET Developer | ATK Elkton<text:bookmark-end text:name="sr-net-developer--atk-elkton"/></text:h>
      <text:p text:style-name="First_20_paragraph">Feb 2008 - Aug 2008</text:p>
      <text:p text:style-name="Text_20_body">Migrated ERP systems and developed .NET applications.</text:p>
      <text:list text:style-name="L10">
        <text:list-item>
          <text:p text:style-name="P10">Transitioned from Cincom to Costpoint 6.0</text:p>
        </text:list-item>
        <text:list-item>
          <text:p text:style-name="P10">Worked with VB.NET, C#.NET, Oracle, and SQL Server</text:p>
        </text:list-item>
      </text:list>
      <text:p text:style-name="First_20_paragraph"><text:span text:style-name="T1">Skills:</text:span> .NET, C#, VB.NET, SQL Server, Oracle, Costpoint, ERP Systems, Data Migration</text:p>
      <text:h text:style-name="Heading_20_3" text:outline-level="3"><text:bookmark-start text:name="software-development-process-and-infrastructure-department-lead--chatham-financial"/>Software Development Process and Infrastructure Department Lead | Chatham Financial<text:bookmark-end text:name="software-development-process-and-infrastructure-department-lead--chatham-financial"/></text:h>
      <text:p text:style-name="First_20_paragraph">Nov 2007 - Jan 2008</text:p>
      <text:p text:style-name="Text_20_body">Led enterprise-wide software process improvement initiatives and established critical infrastructure groups.</text:p>
      <text:list text:style-name="L11">
        <text:list-item>
          <text:p text:style-name="P11">Founded and led Build Automation Group responsible for build processes, servers, test integration, and automated deployment scripts</text:p>
        </text:list-item>
        <text:list-item>
          <text:p text:style-name="P11">Established Code Generation Group to design and maintain data access layer generation systems</text:p>
        </text:list-item>
        <text:list-item>
          <text:p text:style-name="P11">Initiated and actively contributed to Agile and Release Management working groups to optimize SDLC processes</text:p>
        </text:list-item>
        <text:list-item>
          <text:p text:style-name="P11">Architected and implemented a custom fork of BugTracker.NET supporting Agile Scrum, help desk, release management, and SAS70 compliance</text:p>
        </text:list-item>
        <text:list-item>
          <text:p text:style-name="P11">Facilitated communication across department leads to drive continuous improvement in software development practices</text:p>
        </text:list-item>
      </text:list>
      <text:p text:style-name="First_20_paragraph"><text:span text:style-name="T1">Skills:</text:span> .NET, C#, VB.NET, SQL Server, BugTracker.NET, Build Automation, Code Generation, Agile Processes, Scrum, Release Management, SAS70 Compliance, Continuous Integration, Automated Testing, Technical Leadership, Team Leadership, Process Improvement, Cross-team Coordination, Strategic Planning, Enterprise Systems Design, Software Architecture, Mentoring, Technical Documentation, Infrastructure Management</text:p>
      <text:h text:style-name="Heading_20_3" text:outline-level="3"><text:bookmark-start text:name="architecturementoring-department-lead--chatham-financial"/>Architecture/Mentoring Department Lead | Chatham Financial<text:bookmark-end text:name="architecturementoring-department-lead--chatham-financial"/></text:h>
      <text:p text:style-name="First_20_paragraph">Jan 2007 - Jan 2008</text:p>
      <text:p text:style-name="Text_20_body">Selected to jointly shape software architecture decisions and establish comprehensive mentoring programs.</text:p>
      <text:list text:style-name="L12">
        <text:list-item>
          <text:p text:style-name="P12">Co-led critical architecture decisions and strategic technical direction for the entire development department</text:p>
        </text:list-item>
        <text:list-item>
          <text:p text:style-name="P12">Established and participated in a cross-team mentoring initiative ensuring professional growth for all department members</text:p>
        </text:list-item>
        <text:list-item>
          <text:p text:style-name="P12">Guided architectural standards and best practices across multiple development teams</text:p>
        </text:list-item>
        <text:list-item>
          <text:p text:style-name="P12">Provided technical leadership on strategic technology adoption and platform decisions</text:p>
        </text:list-item>
      </text:list>
      <text:p text:style-name="First_20_paragraph"><text:span text:style-name="T1">Skills:</text:span> Software Architecture, Mentoring, Technical Leadership, .NET Architecture, Enterprise Systems Design, Cross-team Collaboration, Professional Development, Strategic Planning, Agile Processes, Scrum, Process Improvement, Team Leadership, Technical Documentation, Infrastructure Management, Software Development Life Cycle (SDLC), Enterprise Architecture, Cross-team Coordination, Technical Standards</text:p>
      <text:h text:style-name="Heading_20_3" text:outline-level="3"><text:bookmark-start text:name="web-team-lead--chatham-financial"/>Web Team Lead | Chatham Financial<text:bookmark-end text:name="web-team-lead--chatham-financial"/></text:h>
      <text:p text:style-name="First_20_paragraph">Mar 2006 - Oct 2007</text:p>
      <text:p text:style-name="Text_20_body">Led a cross-functional team delivering US/UK web platforms and high-value business applications using Agile methodology.</text:p>
      <text:list text:style-name="L13">
        <text:list-item>
          <text:p text:style-name="P13">Led and mentored a team of six (four developers, one QA, one project coordinator) through consistent 30-day release cycles</text:p>
        </text:list-item>
        <text:list-item>
          <text:p text:style-name="P13">Successfully completed a multi-year ASP to ASP.NET migration while simultaneously delivering high-value enhancements</text:p>
        </text:list-item>
        <text:list-item>
          <text:p text:style-name="P13">Served as Agile Scrum Master, coordinating development efforts between Web Team and other departmental teams</text:p>
        </text:list-item>
        <text:list-item>
          <text:p text:style-name="P13">Developed team capabilities and succession planning, ultimately transitioning leadership to a team member</text:p>
        </text:list-item>
      </text:list>
      <text:p text:style-name="First_20_paragraph"><text:span text:style-name="T1">Skills:</text:span> .NET, C#, ASP.NET, SQL Server, Agile, Scrum Master, ASP to ASP.NET Migration, Team Leadership, Release Planning, Web Development, Cross-team Coordination, Succession Planning, Mentoring, Process Improvement, Technical Leadership, Software Development Life Cycle (SDLC), Enterprise Systems Design, Technical Documentation, Infrastructure Management, Cross-team Collaboration</text:p>
      <text:h text:style-name="Heading_20_3" text:outline-level="3"><text:bookmark-start text:name="sr-net-developer--chatham-financial"/>Sr. .NET Developer | Chatham Financial<text:bookmark-end text:name="sr-net-developer--chatham-financial"/></text:h>
      <text:p text:style-name="First_20_paragraph">Feb 2004 - Mar 2006</text:p>
      <text:p text:style-name="Text_20_body">Delivered full lifecycle financial applications and established foundational development practices.</text:p>
      <text:list text:style-name="L14">
        <text:list-item>
          <text:p text:style-name="P14">Completed major multi-month projects utilizing VB.NET, C#, Microsoft Office 2003, SQL Server Reporting Services</text:p>
        </text:list-item>
        <text:list-item>
          <text:p text:style-name="P14">Pioneered company’s first automated build scripts, which became the department standard used by 90% of development teams</text:p>
        </text:list-item>
        <text:list-item>
          <text:p text:style-name="P14">Implemented custom data entities and access layers through code generation with Code Smith Templates</text:p>
        </text:list-item>
        <text:list-item>
          <text:p text:style-name="P14">Developed complex financial reporting software across Windows Forms, Web Forms, and Windows Services</text:p>
        </text:list-item>
        <text:list-item>
          <text:p text:style-name="P14">Led full-cycle development from requirements gathering through implementation and rollout</text:p>
        </text:list-item>
      </text:list>
      <text:p text:style-name="First_20_paragraph"><text:span text:style-name="T1">Skills:</text:span> .NET, C#, VB.NET, SQL Server, SQL Server Reporting Services, Microsoft Office 2003 Integration, Code Smith Templates, Code Generation, Build Scripts, Windows Forms, Web Forms, Windows Services, Requirements Gathering, Financial Reporting, Custom Reporting, Data Entities, Data Access Layers, Full Lifecycle Development, Software Development Life Cycle (SDLC), Enterprise Systems Design, Technical Leadership, Mentoring, Process Improvement, Cross-team Coordination</text:p>
      <text:h text:style-name="Heading_20_3" text:outline-level="3"><text:bookmark-start text:name="net-developer--exelon-power-team"/>.NET Developer | Exelon Power Team<text:bookmark-end text:name="net-developer--exelon-power-team"/></text:h>
      <text:p text:style-name="First_20_paragraph">Jan 2003 - Feb 2004</text:p>
      <text:p text:style-name="Text_20_body">Supported power trading systems using full Microsoft stack.</text:p>
      <text:list text:style-name="L15">
        <text:list-item>
          <text:p text:style-name="P15">Worked on .NET Web Services and Remoting</text:p>
        </text:list-item>
        <text:list-item>
          <text:p text:style-name="P15">Built ASP.NET and C# web applications</text:p>
        </text:list-item>
      </text:list>
      <text:p text:style-name="First_20_paragraph"><text:span text:style-name="T1">Skills:</text:span> .NET, C#, ASP.NET, SQL Server, XML, .NET Web Services, .NET Remoting, Web Applications, C# Web Applications, Financial Systems, Power Trading Systems</text:p>
      <text:h text:style-name="Heading_20_3" text:outline-level="3"><text:bookmark-start text:name="net-developer--miratech-consulting-group"/>.NET Developer | MiraTech Consulting Group<text:bookmark-end text:name="net-developer--miratech-consulting-group"/></text:h>
      <text:p text:style-name="First_20_paragraph">Sep 2002 - Jan 2003</text:p>
      <text:p text:style-name="Text_20_body">Consulted across multiple simultaneous projects.</text:p>
      <text:list text:style-name="L16">
        <text:list-item>
          <text:p text:style-name="P16">Created XML/XSLT SQL report systems</text:p>
        </text:list-item>
        <text:list-item>
          <text:p text:style-name="P16">Enhanced Dialogic telephony apps with VB6</text:p>
        </text:list-item>
      </text:list>
      <text:p text:style-name="First_20_paragraph"><text:span text:style-name="T1">Skills:</text:span> .NET, C#, ASP.NET, SQL Server, VB.NET, VB6, XML, XSLT, Dialogic Telephony</text:p>
      <text:h text:style-name="Heading_20_3" text:outline-level="3"><text:bookmark-start text:name="net-developer--appschannel"/>.NET Developer | AppsChannel<text:bookmark-end text:name="net-developer--appschannel"/></text:h>
      <text:p text:style-name="First_20_paragraph">Jan 2002 - Aug 2002</text:p>
      <text:p text:style-name="Text_20_body">Built Visual Studio .NET extensions and COM integrations.</text:p>
      <text:list text:style-name="L17">
        <text:list-item>
          <text:p text:style-name="P17">Used Reflection in .NET assemblies</text:p>
        </text:list-item>
        <text:list-item>
          <text:p text:style-name="P17">Maintained ActiveX libraries in VB6</text:p>
        </text:list-item>
      </text:list>
      <text:p text:style-name="First_20_paragraph"><text:span text:style-name="T1">Skills:</text:span> .NET, C#, VB.NET, ActiveX, COM, Reflection</text:p>
      <text:h text:style-name="Heading_20_3" text:outline-level="3"><text:bookmark-start text:name="dms-systems-programmer--baker-oil-tools"/>DMS Systems Programmer | Baker Oil Tools<text:bookmark-end text:name="dms-systems-programmer--baker-oil-tools"/></text:h>
      <text:p text:style-name="First_20_paragraph">Aug 2001 - Jan 2002</text:p>
      <text:p text:style-name="Text_20_body">Installed and supported Documentum systems worldwide.</text:p>
      <text:list text:style-name="L18">
        <text:list-item>
          <text:p text:style-name="P18">Integrated Office and web apps with Documentum</text:p>
        </text:list-item>
        <text:list-item>
          <text:p text:style-name="P18">Supported multiple international server environments</text:p>
        </text:list-item>
      </text:list>
      <text:p text:style-name="First_20_paragraph"><text:span text:style-name="T1">Skills:</text:span> Documentum, Visual Basic, VBA, ASP, COM</text:p>
      <text:h text:style-name="Heading_20_3" text:outline-level="3"><text:bookmark-start text:name="lead-programmer--network-for-strategic-missions"/>Lead Programmer | Network for Strategic Missions<text:bookmark-end text:name="lead-programmer--network-for-strategic-missions"/></text:h>
      <text:p text:style-name="First_20_paragraph">Mar 1999 - Apr 2001</text:p>
      <text:p text:style-name="Text_20_body">Built full-stack web platforms and Linux-hosted databases.</text:p>
      <text:list text:style-name="L19">
        <text:list-item>
          <text:p text:style-name="P19">Built PostgreSQL-backed websites with PHP and ASP</text:p>
        </text:list-item>
        <text:list-item>
          <text:p text:style-name="P19">Led livethecall.com launch for 300,000+ campaign</text:p>
        </text:list-item>
      </text:list>
      <text:p text:style-name="First_20_paragraph"><text:span text:style-name="T1">Skills:</text:span> PHP, ASP, PostgreSQL, HTML, JavaScript</text:p>
      <text:h text:style-name="Heading_20_3" text:outline-level="3"><text:bookmark-start text:name="is-admin--sales-representative--family-missionvision-enterprises"/>IS Admin / Sales Representative | Family Mission/Vision Enterprises<text:bookmark-end text:name="is-admin--sales-representative--family-missionvision-enterprises"/></text:h>
      <text:p text:style-name="First_20_paragraph">Feb 1995 - Aug 1997</text:p>
      <text:p text:style-name="Text_20_body">Sales and IT management at conferences and internal operations.</text:p>
      <text:list text:style-name="L20">
        <text:list-item>
          <text:p text:style-name="P20">Maintained Windows peer-to-peer network</text:p>
        </text:list-item>
        <text:list-item>
          <text:p text:style-name="P20">Launched company’s first online catalog</text:p>
        </text:list-item>
      </text:list>
      <text:p text:style-name="First_20_paragraph"><text:span text:style-name="T1">Skills:</text:span> Windows Networking, HTML, CSS, JavaScript</text:p>
      <text:h text:style-name="Heading_20_3" text:outline-level="3"><text:bookmark-start text:name="independent-consultant--pc-consulting"/>Independent Consultant | PC Consulting<text:bookmark-end text:name="independent-consultant--pc-consulting"/></text:h>
      <text:p text:style-name="First_20_paragraph">Jan 1993 - Feb 1995</text:p>
      <text:p text:style-name="Text_20_body">Provided IBM PC troubleshooting and retail hardware/software solutions.</text:p>
      <text:list text:style-name="L21">
        <text:list-item>
          <text:p text:style-name="P21">Performed hardware diagnostics</text:p>
        </text:list-item>
        <text:list-item>
          <text:p text:style-name="P21">Represented wholesalers at local markets</text:p>
        </text:list-item>
      </text:list>
      <text:p text:style-name="First_20_paragraph"><text:span text:style-name="T1">Skills:</text:span> Hardware Diagnostics, Software Diagnostics</text:p>
      <text:h text:style-name="Heading_20_2" text:outline-level="2"><text:bookmark-start text:name="education"/>Education<text:bookmark-end text:name="education"/></text:h>
      <text:h text:style-name="Heading_20_3" text:outline-level="3"><text:bookmark-start text:name="mba-coursework-in-e-business-and-organizational-change"/>MBA Coursework in e-Business and Organizational Change<text:bookmark-end text:name="mba-coursework-in-e-business-and-organizational-change"/></text:h>
      <text:p text:style-name="First_20_paragraph"><text:span text:style-name="T1">Regent University</text:span> | 2000 - 2001</text:p>
      <text:h text:style-name="Heading_20_3" text:outline-level="3"><text:bookmark-start text:name="bachelor-of-science-in-business-administration"/>Bachelor of Science in Business Administration<text:bookmark-end text:name="bachelor-of-science-in-business-administration"/></text:h>
      <text:p text:style-name="First_20_paragraph"><text:span text:style-name="T1">Oral Roberts University</text:span> | 1997 - 2002 | GPA: 3.49</text:p>
      <text:h text:style-name="Heading_20_2" text:outline-level="2"><text:bookmark-start text:name="certifications"/>Certifications<text:bookmark-end text:name="certifications"/></text:h>
      <text:list text:style-name="L22">
        <text:list-item>
          <text:p text:style-name="P22">Dale Carnegie Course (2005-06)</text:p>
        </text:list-item>
        <text:list-item>
          <text:p text:style-name="P22">Microsoft Certified Solutions Developer (MCSD) (2005-06)</text:p>
        </text:list-item>
        <text:list-item>
          <text:p text:style-name="P22">Certified PC Troubleshooter, NRI Schools (2000-04)</text:p>
        </text:list-item>
        <text:list-item>
          <text:p text:style-name="P22">Certified in eCommerce Concepts, Brainbench.com (2000-01)</text:p>
        </text:list-item>
      </text:list>
      <text:h text:style-name="Heading_20_2" text:outline-level="2"><text:bookmark-start text:name="projects"/>Projects<text:bookmark-end text:name="projects"/></text:h>
      <text:list text:style-name="L23">
        <text:list-item>
          <text:p text:style-name="P23"><text:span text:style-name="T1">PromptPasta</text:span>: A VS Code extension that allows users to copy selected files as formatted markdown. <text:a xlink:type="simple" xlink:href="https://marketplace.visualstudio.com/items?itemName=RichardAdleta.promptpasta" office:name=""><text:span text:style-name="Definition">Link</text:span></text:a></text:p>
        </text:list-item>
        <text:list-item>
          <text:p text:style-name="P23"><text:span text:style-name="T1">Copy Context</text:span>: Submitted enhancements and features for the VS Code extension for copying selected files as formatted markdown <text:a xlink:type="simple" xlink:href="https://marketplace.visualstudio.com/items?itemName=collinc777.context-copy" office:name=""><text:span text:style-name="Definition">Link</text:span></text:a></text:p>
        </text:list-item>
        <text:list-item>
          <text:p text:style-name="P23"><text:span text:style-name="T1">Open Flash Chart</text:span>: .NET API for Flash Charting Component <text:a xlink:type="simple" xlink:href="http://teethgrinder.co.uk/open-flash-chart/" office:name=""><text:span text:style-name="Definition">Link</text:span></text:a></text:p>
        </text:list-item>
        <text:list-item>
          <text:p text:style-name="P23"><text:span text:style-name="T1">NAntContrib</text:span>: Submitted VssDelete task <text:a xlink:type="simple" xlink:href="http://nantcontrib.sourceforge.net/" office:name=""><text:span text:style-name="Definition">Link</text:span></text:a></text:p>
        </text:list-item>
        <text:list-item>
          <text:p text:style-name="P23"><text:span text:style-name="T1">Demeanor Add-in for Visual Studio .NET</text:span>: Developed a Microsoft C# .NET add-in for Wise Owl’s Demeanor obfuscation utility, enabling on-the-fly assembly obfuscation directly within the IDE</text:p>
        </text:list-item>
        <text:list-item>
          <text:p text:style-name="P23"><text:span text:style-name="T1">FasstScan</text:span>: Created a VB6 application enabling bank tellers to scan and save important documents and track banking information using COM, Microsoft Access, and scanning components</text:p>
        </text:list-item>
        <text:list-item>
          <text:p text:style-name="P23"><text:span text:style-name="T1">Billionhours.org</text:span>: Developed a web application using PHP, MySQL, and Corel Photo-Shop 9 to provide web exposure for a global organization’s project</text:p>
        </text:list-item>
      </text:list>
      <text:h text:style-name="Heading_20_2" text:outline-level="2"><text:bookmark-start text:name="skills"/>Skills<text:bookmark-end text:name="skills"/></text:h>
      <text:h text:style-name="Heading_20_3" text:outline-level="3"><text:bookmark-start text:name="backend-development"/>Backend Development<text:bookmark-end text:name="backend-development"/></text:h>
      <text:p text:style-name="First_20_paragraph">C#, .NET, .NET Core, .NET Framework, .NET 6, .NET 8, ASP.NET MVC, ASP.NET Core, ASP.NET Razor, ASP.NET Web API, LINQ, Windows Services</text:p>
      <text:h text:style-name="Heading_20_3" text:outline-level="3"><text:bookmark-start text:name="frontend-development"/>Frontend Development<text:bookmark-end text:name="frontend-development"/></text:h>
      <text:p text:style-name="First_20_paragraph">React, Angular, AngularJS, TypeScript, JavaScript, HTML, CSS, Tailwind CSS, Bootstrap, LESS, jQuery, AJAX</text:p>
      <text:h text:style-name="Heading_20_3" text:outline-level="3"><text:bookmark-start text:name="databases--search"/>Databases &amp; Search<text:bookmark-end text:name="databases--search"/></text:h>
      <text:p text:style-name="First_20_paragraph">SQL Server, T-SQL, PostgreSQL, MySQL, DynamoDB, Redis, Elasticsearch, OpenSearch, Couchbase, RavenDB, MongoDB, Lucene, Solr</text:p>
      <text:h text:style-name="Heading_20_3" text:outline-level="3"><text:bookmark-start text:name="cloud--devops"/>Cloud &amp; DevOps<text:bookmark-end text:name="cloud--devops"/></text:h>
      <text:p text:style-name="First_20_paragraph">AWS, AWS Lambda, AWS S3, AWS CloudFront, AWS Elastic Beanstalk, AWS DynamoDB, AWS CloudWatch, AWS SES, AWS Route 53, AWS WAF, AWS EC2, CI/CD Pipelines, Git, Jenkins, Azure DevOps, Bitbucket, Ansible</text:p>
      <text:h text:style-name="Heading_20_3" text:outline-level="3"><text:bookmark-start text:name="architecture--design"/>Architecture &amp; Design<text:bookmark-end text:name="architecture--design"/></text:h>
      <text:p text:style-name="First_20_paragraph">Software Architecture, Enterprise Systems Design, Event-Driven Architecture, RESTful APIs, Microservices, Scalable Systems, High-Volume Processing, Grid Computing, Performance Tuning</text:p>
      <text:h text:style-name="Heading_20_3" text:outline-level="3"><text:bookmark-start text:name="ai--machine-learning"/>AI &amp; Machine Learning<text:bookmark-end text:name="ai--machine-learning"/></text:h>
      <text:p text:style-name="First_20_paragraph">OpenAI GPT, Machine Learning Integration, Algorithm Design, Job-Title-Normalization, Confidence Scoring, Data Validation</text:p>
      <text:h text:style-name="Heading_20_3" text:outline-level="3"><text:bookmark-start text:name="blockchain--web3"/>Blockchain &amp; Web3<text:bookmark-end text:name="blockchain--web3"/></text:h>
      <text:p text:style-name="First_20_paragraph">HIVE Engine Blockchain, Web3, NFTs, Cryptocurrency, Decentralized Applications (dApps), Smart Contracts</text:p>
      <text:h text:style-name="Heading_20_3" text:outline-level="3"><text:bookmark-start text:name="leadership"/>Leadership<text:bookmark-end text:name="leadership"/></text:h>
      <text:p text:style-name="First_20_paragraph">Team Leadership, Mentoring, Technical Leadership, Cross-team Coordination, Agile, Scrum, Requirements Gathering, Strategic Planning</text:p>
      <text:h text:style-name="Heading_20_1" text:outline-level="1"><text:bookmark-start text:name="references"/>References<text:bookmark-end text:name="references"/></text:h>
      <text:p text:style-name="P24">“I’ve had the privilege of working with Richard Adleta for over 10 years at Nexxt, and during that time, he’s consistently demonstrated the kind of technical leadership and versatility that any engineering team would be lucky to have. Richard brings a rare combination of hands-on coding ability and architectural insight. Whether he’s designing large-scale systems or rolling up his sleeves to write elegant, production-ready code, his work reflects a deep understanding of both the big picture and the fine details. His creativity and problem-solving ability have been invaluable to our team - he consistently finds smart, scalable solutions to complex challenges, even under pressure. At Nexxt, we deal with a high volume of traffic and data across multiple platforms, and Richard has been instrumental in designing and maintaining systems that are reliable, flexible, and built for scale. He’s contributed to both front-end and back-end efforts with equal skill, and his output has always been top quality. Equally impressive is the way Richard works with others. He’s a steady, collaborative presence who communicates clearly and elevates the people around him. Whether he’s mentoring junior developers, partnering with peers, or aligning with stakeholders, he brings calm, thoughtful energy to every interaction. Richard has been a trusted and valued member of our engineering team for over a decade, and I truly can’t say enough good things about his contributions. He’s the kind of person you always want on your team!”</text:p>
      <text:p text:style-name="P24">— Bill Rybinski, Bill managed Richard directly (April 2025)</text:p>
      <text:p text:style-name="Horizontal_20_Line"/>
      <text:p text:style-name="P25">“Richard is a rare find: a brilliantly creative architect, a relentless problem‑solver, and a natural leader who elevates everyone around him. I recommend him without hesitation to any organization seeking a combination of deep technical mastery, outstanding communication skills, and an infectious, can‑do attitude. He’s the kind of teammate who doesn’t just meet expectations—he redefines them. Over the past decade, I’ve had the privilege of partnering with Richard on some of our most critical, high‑stakes projects. He fluidly steps into whatever role is needed—architect, developer, systems designer—and delivers solutions that are not only robust and scalable today, but also built to adapt effortlessly to tomorrow’s challenges. His proactive design choices and forward‑thinking architecture consistently set the bar for the rest of the team. But it’s Richard’s positivity and mentorship that truly set him apart. When the unexpected inevitably crops up, he brings calm clarity and breaks down complex problems into clear, actionable steps. Under his guidance, junior developers accelerate their growth and seasoned developers sharpen their skills—our entire tech organization has been elevated by his influence. In short, Richard’s blend of technical brilliance, strategic vision, and uplifting leadership makes him an invaluable asset. I am confident he will spark innovation, inspire teams, and drive excellence wherever he goes—and I give him my highest recommendation.”</text:p>
      <text:p text:style-name="P25">— Scott Wormington, Scott worked with Richard but on different teams (April 2025)</text:p>
      <text:p text:style-name="Horizontal_20_Line"/>
      <text:p text:style-name="P26">“I’ve had the pleasure of working with Richard Adleta for over a decade at Nexxt, where he has consistently delivered exceptional results as a software consultant and lead engineer. Richard is a rare combination of technical expertise, thoughtful communication, and dependable leadership. He approaches each project with intelligence, clarity, and a calm, solution-oriented mindset. Whether working independently or collaborating across teams, Richard can always be relied upon to move things forward with precision and professionalism. He’s the kind of consultant every company hopes for—someone who not only gets the job done but elevates those around him. Over the years, Richard has become a trusted and integral part of our engineering efforts. His ability to lead when needed and support others with grace and humility makes him an invaluable asset. We’ve been incredibly fortunate to have him on our team for so many years.”</text:p>
      <text:p text:style-name="P26">— Rich Milgram, Rich was senior to Richard but didn’t manage Richard directly (April 2025) (April 2025)</text:p>
      <text:p text:style-name="Horizontal_20_Line"/>
      <text:p text:style-name="P27">“I’ve had the privilege of working with Richard, and without hesitation, I can say he is one of the most technically competent and intelligent professionals I’ve met. His depth and breadth of technical knowledge are remarkable—spanning across architecture, development, and systems design. Richard is a truly exceptional system architect. He consistently builds solutions that are not only robust and fault-tolerant but also impressively flexible—future-proofing infrastructure while keeping real-world business needs in focus. His ability to translate complex requirements into elegant, scalable systems adds tremendous value to every project he touches. He works seamlessly across all levels of an organization, from CEO to junior developer, with a natural ability to tailor his communication to the audience. Richard excels at bridging the gap between business requirements and technical execution—ensuring that solutions are not only technically sound but aligned with strategic goals. Beyond his technical skills, Richard is a steady, collaborative presence who helps keep projects on track and teams working cohesively. Any organization would be lucky to have him guiding their technical vision.”</text:p>
      <text:p text:style-name="P27">— Andrea Durlak, Andrea worked with Richard but on different teams (April 2025)</text:p>
      <text:p text:style-name="Horizontal_20_Line"/>
      <text:p text:style-name="P28">“Richard is one of the most talented engineers and problem solvers I’ve had the privilege to work with. He consistently brings a rare combination of deep technical skill, creativity, and precision to every project. Whether he’s designing systems, optimizing code, or tackling challenging problems, his contributions always raise the bar for quality, innovation, and efficiency. Beyond his technical skill, what really sets Richard apart is the way he mentors and uplifts those around him. He has a natural ability to break down complex concepts, guide teammates with patience and clarity, and foster a team environment where people feel empowered to learn and grow. He leads by example and brings a calm, confident energy to even the most challenging situations. If you’re looking for someone who can design systems at scale, solve the hard problems, and bring out the best in a team—Richard is that person.”</text:p>
      <text:p text:style-name="P28">— Stephen Morrell, Stephen worked with Richard on the same team (April 2025)</text:p>
      <text:p text:style-name="Horizontal_20_Line"/>
      <text:p text:style-name="P29">“Richard is a powerhouse on our team! My best advice is give him the big project, lay out the scope, connect him with the customer, and get out of the way! If you have a small fire causing problems, he’ll step in and help his peers put it out in half the time. Need an integration server set up with scripts to manage the code base… no problem, he can do that too! Richard is also great at teaching and mentoring his peers on the latest and greatest of technologies. If I were starting a company, Richard is that one man development team everyone should try to find.”</text:p>
      <text:p text:style-name="P29">— Kevin E. Schlabach, Kevin worked with Richard on the same team (January 2013)</text:p>
      <text:p text:style-name="Horizontal_20_Line"/>
      <text:p text:style-name="P30">“Richard’s deliverable value to PMI and high-level of expertise could not be understated. Together, his sensitivity to others, attention-to-detail, and his focus on communication was more than a pleasure to work with. Richard became a close mentor as well as a personal friend; a defining time in my career.”</text:p>
      <text:p text:style-name="P30">— Spencer Creasey, Spencer reported directly to Richard (July 2011)</text:p>
      <text:p text:style-name="Horizontal_20_Line"/>
      <text:p text:style-name="P31">“Richard is a superb technical architect and lead developer who works effectively with his team and business partners to deliver value. I hope to have the pleasure of working with him again in the future.”</text:p>
      <text:p text:style-name="P31">— Thom Rossi, Thom managed Richard directly (June 2011)</text:p>
      <text:p text:style-name="Horizontal_20_Line"/>
      <text:p text:style-name="P32">“Richard is an insightful, out-of-the-box thinker who broadens the approach of his team. He’s low-key, but highly professional. I have enjoyed working with him on projects and I’m always interested to hear his thoughts. He’s an asset to the team, a neat guy, and I hope to work with him in the future.”</text:p>
      <text:p text:style-name="P32">— Mark Henderson, CFA, Mark worked with Richard but on different teams (June 2008)</text:p>
      <text:h text:style-name="Heading_20_2" text:outline-level="2"><text:bookmark-start text:name="additional-information"/>Additional Information<text:bookmark-end text:name="additional-information"/></text:h>
      <text:list text:style-name="L24">
        <text:list-item>
          <text:p text:style-name="P33"><text:span text:style-name="T2">About Me:</text:span> <text:a xlink:type="simple" xlink:href="https://www.richardadleta.com/about" office:name=""><text:span text:style-name="Definition">https://www.richardadleta.com/about</text:span></text:a></text:p>
        </text:list-item>
        <text:list-item>
          <text:p text:style-name="P33"><text:span text:style-name="T2">Resume:</text:span> <text:a xlink:type="simple" xlink:href="https://www.richardadleta.com/resume" office:name=""><text:span text:style-name="Definition">https://www.richardadleta.com/resume</text:span></text:a></text:p>
        </text:list-item>
        <text:list-item>
          <text:p text:style-name="P33"><text:span text:style-name="T2">GitHub:</text:span> <text:a xlink:type="simple" xlink:href="https://github.com/radleta" office:name=""><text:span text:style-name="Definition">https://github.com/radleta</text:span></text:a></text:p>
        </text:list-item>
        <text:list-item>
          <text:p text:style-name="P33"><text:span text:style-name="T2">LinkedIn:</text:span> <text:a xlink:type="simple" xlink:href="https://www.linkedin.com/in/radleta" office:name=""><text:span text:style-name="Definition">https://www.linkedin.com/in/radleta</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4</meta:generator>
    <dc:title>Richard Adleta</dc:title>
    <dc:description/>
    <dc:subject/>
    <meta:keyword/>
    <meta:initial-creator/>
    <dc:creator/>
    <meta:creation-date>2025-04-23T15:23:19Z</meta:creation-date>
    <dc:date>2025-04-23T15:23:19Z</dc:date>
  </office:meta>
</office:document-meta>
</file>